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 fo:line-height="150%"/>
    </style:style>
    <style:style style:name="P3" style:parent-style-name="Normal" style:family="paragraph">
      <style:paragraph-properties fo:text-align="justify" fo:line-height="150%"/>
    </style:style>
    <style:style style:name="T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" style:parent-style-name="Normal" style:family="paragraph">
      <style:paragraph-properties fo:text-align="justify" fo:line-height="150%"/>
    </style:style>
    <style:style style:name="T6" style:parent-style-name="Fonteparág.padrão" style:family="text">
      <style:text-properties style:font-name="Lucida Console" style:font-name-asian="Lucida Console" style:font-name-complex="Lucida Console" fo:color="#0000FF" fo:font-size="10pt" style:font-size-asian="10pt" style:text-underline-type="single" style:text-underline-style="solid" style:text-underline-width="auto" style:text-underline-mode="continuous"/>
    </style:style>
    <style:style style:name="P7" style:parent-style-name="Normal" style:list-style-name="LFO1" style:family="paragraph">
      <style:paragraph-properties fo:text-align="justify" fo:line-height="150%"/>
    </style:style>
    <style:style style:name="T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9" style:parent-style-name="Normal" style:list-style-name="LFO1" style:family="paragraph">
      <style:paragraph-properties fo:text-align="justify" fo:line-height="150%"/>
    </style:style>
    <style:style style:name="T1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2" style:parent-style-name="Normal" style:family="paragraph">
      <style:paragraph-properties fo:text-align="justify" fo:line-height="150%"/>
    </style:style>
    <style:style style:name="P13" style:parent-style-name="Normal" style:family="paragraph">
      <style:paragraph-properties fo:text-align="justify" fo:line-height="150%"/>
    </style:style>
    <style:style style:name="T14" style:parent-style-name="Fonteparág.padrão" style:family="text">
      <style:text-properties style:font-name="Lucida Console" style:font-name-asian="Lucida Console" style:font-name-complex="Lucida Console" fo:font-size="10pt" style:font-size-asian="10pt" fo:language="sv" fo:country="SE"/>
    </style:style>
    <style:style style:name="T15" style:parent-style-name="Fonteparág.padrão" style:family="text">
      <style:text-properties style:font-name="Lucida Console" style:font-name-asian="Lucida Console" style:font-name-complex="Lucida Console" fo:color="#0000FF" fo:font-size="10pt" style:font-size-asian="10pt" style:text-underline-type="single" style:text-underline-style="solid" style:text-underline-width="auto" style:text-underline-mode="continuous" fo:language="sv" fo:country="SE"/>
    </style:style>
    <style:style style:name="P16" style:parent-style-name="Normal" style:list-style-name="LFO2" style:family="paragraph">
      <style:paragraph-properties fo:text-align="justify" fo:line-height="150%"/>
    </style:style>
    <style:style style:name="T1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9" style:parent-style-name="Normal" style:family="paragraph">
      <style:paragraph-properties fo:text-align="justify" fo:line-height="150%"/>
    </style:style>
    <style:style style:name="P20" style:parent-style-name="Normal" style:family="paragraph">
      <style:paragraph-properties fo:text-align="justify" fo:line-height="150%"/>
    </style:style>
    <style:style style:name="T2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2" style:parent-style-name="Normal" style:list-style-name="LFO3" style:family="paragraph">
      <style:paragraph-properties fo:text-align="justify" fo:line-height="150%"/>
    </style:style>
    <style:style style:name="T2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4" style:parent-style-name="Normal" style:list-style-name="LFO3" style:family="paragraph">
      <style:paragraph-properties fo:text-align="justify" fo:line-height="150%" fo:margin-left="0.0006in" fo:text-indent="0.0013in">
        <style:tab-stops/>
      </style:paragraph-properties>
    </style:style>
    <style:style style:name="T2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6" style:parent-style-name="Normal" style:list-style-name="LFO3" style:family="paragraph">
      <style:paragraph-properties fo:text-align="justify" fo:line-height="150%"/>
    </style:style>
    <style:style style:name="T2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28" style:parent-style-name="Normal" style:list-style-name="LFO3" style:family="paragraph">
      <style:paragraph-properties fo:text-align="justify" fo:line-height="150%"/>
    </style:style>
    <style:style style:name="T2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0" style:parent-style-name="Normal" style:list-style-name="LFO3" style:family="paragraph">
      <style:paragraph-properties fo:text-align="justify" fo:line-height="150%"/>
    </style:style>
    <style:style style:name="T3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2" style:parent-style-name="Normal" style:list-style-name="LFO3" style:family="paragraph">
      <style:paragraph-properties fo:text-align="justify" fo:line-height="150%"/>
    </style:style>
    <style:style style:name="T3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4" style:parent-style-name="Normal" style:list-style-name="LFO3" style:family="paragraph">
      <style:paragraph-properties fo:text-align="justify" fo:line-height="150%"/>
    </style:style>
    <style:style style:name="T3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6" style:parent-style-name="Normal" style:list-style-name="LFO3" style:family="paragraph">
      <style:paragraph-properties fo:text-align="justify" fo:line-height="150%"/>
    </style:style>
    <style:style style:name="T3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3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39" style:parent-style-name="Normal" style:list-style-name="LFO3" style:family="paragraph">
      <style:paragraph-properties fo:text-align="justify" fo:line-height="150%"/>
    </style:style>
    <style:style style:name="T4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1" style:parent-style-name="Normal" style:list-style-name="LFO3" style:family="paragraph">
      <style:paragraph-properties fo:text-align="justify" fo:line-height="150%"/>
    </style:style>
    <style:style style:name="T4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3" style:parent-style-name="Normal" style:list-style-name="LFO3" style:family="paragraph">
      <style:paragraph-properties fo:text-align="justify" fo:line-height="150%"/>
    </style:style>
    <style:style style:name="T4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5" style:parent-style-name="Normal" style:list-style-name="LFO3" style:family="paragraph">
      <style:paragraph-properties fo:text-align="justify" fo:line-height="150%"/>
    </style:style>
    <style:style style:name="T46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4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4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49" style:parent-style-name="Normal" style:list-style-name="LFO3" style:family="paragraph">
      <style:paragraph-properties fo:text-align="justify" fo:line-height="150%"/>
    </style:style>
    <style:style style:name="T5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1" style:parent-style-name="Normal" style:list-style-name="LFO3" style:family="paragraph">
      <style:paragraph-properties fo:text-align="justify" fo:line-height="150%"/>
    </style:style>
    <style:style style:name="T5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3" style:parent-style-name="Normal" style:list-style-name="LFO3" style:family="paragraph">
      <style:paragraph-properties fo:text-align="justify" fo:line-height="150%"/>
    </style:style>
    <style:style style:name="T5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5" style:parent-style-name="Normal" style:family="paragraph">
      <style:paragraph-properties fo:text-align="justify" fo:line-height="150%"/>
    </style:style>
    <style:style style:name="P56" style:parent-style-name="Normal" style:family="paragraph">
      <style:paragraph-properties fo:text-align="justify" fo:line-height="150%"/>
    </style:style>
    <style:style style:name="P57" style:parent-style-name="Normal" style:family="paragraph">
      <style:paragraph-properties fo:text-align="justify" fo:line-height="150%"/>
    </style:style>
    <style:style style:name="T5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59" style:parent-style-name="Normal" style:list-style-name="LFO4" style:family="paragraph">
      <style:paragraph-properties fo:text-align="justify" fo:line-height="150%"/>
    </style:style>
    <style:style style:name="T6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1" style:parent-style-name="Normal" style:list-style-name="LFO4" style:family="paragraph">
      <style:paragraph-properties fo:text-align="justify" fo:line-height="150%"/>
    </style:style>
    <style:style style:name="T6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3" style:parent-style-name="Normal" style:list-style-name="LFO4" style:family="paragraph">
      <style:paragraph-properties fo:text-align="justify" fo:line-height="150%"/>
    </style:style>
    <style:style style:name="T6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6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6" style:parent-style-name="Normal" style:list-style-name="LFO4" style:family="paragraph">
      <style:paragraph-properties fo:text-align="justify" fo:line-height="150%"/>
    </style:style>
    <style:style style:name="T6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68" style:parent-style-name="Normal" style:list-style-name="LFO4" style:family="paragraph">
      <style:paragraph-properties fo:text-align="justify" fo:line-height="150%"/>
    </style:style>
    <style:style style:name="T6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0" style:parent-style-name="Normal" style:list-style-name="LFO4" style:family="paragraph">
      <style:paragraph-properties fo:text-align="justify" fo:line-height="150%"/>
    </style:style>
    <style:style style:name="T7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2" style:parent-style-name="Normal" style:list-style-name="LFO4" style:family="paragraph">
      <style:paragraph-properties fo:text-align="justify" fo:line-height="150%"/>
    </style:style>
    <style:style style:name="T7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7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5" style:parent-style-name="Normal" style:list-style-name="LFO4" style:family="paragraph">
      <style:paragraph-properties fo:text-align="justify" fo:line-height="150%"/>
    </style:style>
    <style:style style:name="T7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7" style:parent-style-name="Normal" style:list-style-name="LFO4" style:family="paragraph">
      <style:paragraph-properties fo:text-align="justify" fo:line-height="150%"/>
    </style:style>
    <style:style style:name="T78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79" style:parent-style-name="Normal" style:family="paragraph">
      <style:paragraph-properties fo:text-align="justify" fo:line-height="150%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 fo:line-height="150%"/>
    </style:style>
    <style:style style:name="P82" style:parent-style-name="Normal" style:family="paragraph">
      <style:paragraph-properties fo:text-align="justify" fo:line-height="150%"/>
    </style:style>
    <style:style style:name="T8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84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8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8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8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88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8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4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96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9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98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9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0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02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4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06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7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08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0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0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2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4" style:parent-style-name="Fonteparág.padrão" style:family="text">
      <style:text-properties style:font-name="Cambria Math" style:font-name-asian="Cambria Math" style:font-name-complex="Cambria Math" fo:font-size="10pt" style:font-size-asian="10pt"/>
    </style:style>
    <style:style style:name="T11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1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1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18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1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2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2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P124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2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2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2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28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2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0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3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33" style:parent-style-name="Normal" style:list-style-name="LFO5" style:family="paragraph">
      <style:paragraph-properties fo:text-align="justify" fo:line-height="150%" fo:margin-left="-0.002in" fo:text-indent="0in">
        <style:tab-stops/>
      </style:paragraph-properties>
    </style:style>
    <style:style style:name="T13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36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37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38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39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0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1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42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43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47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48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4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0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53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4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5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57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58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5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0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1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2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3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4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5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66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P167" style:parent-style-name="Normal" style:list-style-name="LFO5" style:family="paragraph">
      <style:paragraph-properties fo:text-align="justify" fo:line-height="150%" fo:margin-left="-0.0013in" fo:text-indent="0.0013in">
        <style:tab-stops/>
      </style:paragraph-properties>
    </style:style>
    <style:style style:name="T168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T169" style:parent-style-name="Fonteparág.padrão" style:family="text">
      <style:text-properties style:font-name="Lucida Console" style:font-name-asian="Lucida Console" style:font-name-complex="Lucida Console" fo:font-size="10pt" style:font-size-asian="10pt"/>
    </style:style>
    <style:style style:name="T170" style:parent-style-name="Fonteparág.padrão" style:family="text">
      <style:text-properties style:font-name="Lucida Console" style:font-name-asian="Lucida Console" style:font-name-complex="Lucida Console" fo:font-weight="bold" style:font-weight-asian="bold" fo:font-size="10pt" style:font-size-asian="10pt"/>
    </style:style>
    <style:style style:name="P171" style:parent-style-name="Normal" style:family="paragraph">
      <style:paragraph-properties fo:text-align="justify" fo:line-height="15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4.66667in" svg:height="2.44792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p text:style-name="P3"><text:span text:style-name="T4">Portugol WebStudio, IDE de código aberto para programar em Portugol direto de seu navegador.</text:span></text:p>
      <text:p text:style-name="P5"><text:a xlink:href="https://portugol-webstudio.cubos.io/" office:target-frame-name="_top" xlink:show="replace"><text:span text:style-name="T6">https://portugol-webstudio.cubos.io/</text:span></text:a></text:p>
      <text:list text:style-name="LFO1" text:continue-numbering="true">
        <text:list-item>
          <text:p text:style-name="P7"><text:span text:style-name="T8">Apresentado no curso de "Introdução à Programação e Pensamento Computacional"</text:span></text:p>
        </text:list-item>
        <text:list-item>
          <text:p text:style-name="P9"><text:span text:style-name="T10">Ótima plataforma para treinar e ap</text:span><text:span text:style-name="T11">render sobre programação</text:span></text:p>
        </text:list-item>
      </text:list>
      <text:p text:style-name="P12"/>
      <text:p text:style-name="P13"><text:span text:style-name="T14">Link download Git:<text:s/></text:span><text:a xlink:href="https://git-scm.com/downloads" office:target-frame-name="_top" xlink:show="replace"><text:span text:style-name="T15">https://git-scm.com/downloads</text:span></text:a></text:p>
      <text:list text:style-name="LFO2" text:continue-numbering="true">
        <text:list-item>
          <text:p text:style-name="P16"><text:span text:style-name="T17">O Git Bash é um terminal estendid</text:span><text:span text:style-name="T18">o para otimizar o uso do Git.</text:span></text:p>
        </text:list-item>
      </text:list>
      <text:p text:style-name="P19"/>
      <text:p text:style-name="P20"><text:span text:style-name="T21">Comandos gerais, terminal Windows</text:span></text:p>
      <text:list text:style-name="LFO3" text:continue-numbering="true">
        <text:list-item>
          <text:p text:style-name="P22"><text:span text:style-name="T23">cd = navega nas pastas do disco</text:span></text:p>
        </text:list-item>
        <text:list-item>
          <text:p text:style-name="P24"><text:span text:style-name="T25">dir = lista todos os diretórios e arquivos disponíveis na pasta</text:span></text:p>
        </text:list-item>
        <text:list-item>
          <text:p text:style-name="P26"><text:span text:style-name="T27">mkdir = cria novo diretório</text:span></text:p>
        </text:list-item>
        <text:list-item>
          <text:p text:style-name="P28"><text:span text:style-name="T29">del “nome da pasta/arquivo” = deleta os arquivos dentro pasta</text:span></text:p>
        </text:list-item>
        <text:list-item>
          <text:p text:style-name="P30"><text:span text:style-name="T31">rmdir = remove o diretório. Ex: rmdir workspace /S /Q</text:span></text:p>
        </text:list-item>
        <text:list-item>
          <text:p text:style-name="P32"><text:span text:style-name="T33">TAB = ele completa o nome. Ex: cd Wi + tab = cd Windows</text:span></text:p>
        </text:list-item>
        <text:list-item>
          <text:p text:style-name="P34"><text:span text:style-name="T35">Echo “frase ou palavra” = retornar uma frase. Ex: echo Hello</text:span></text:p>
        </text:list-item>
        <text:list-item>
          <text:p text:style-name="P36"><text:span text:style-name="T37">echo &gt; = redirecionador de fluxo. Vai pegar o que foi escrito pelo echo e enviar para</text:span><text:span text:style-name="T38"><text:s/>algum arquivo específico. Se não existir, ele irá criar um. Ex: echo Hello &gt; hello.txt</text:span></text:p>
        </text:list-item>
        <text:list-item>
          <text:p text:style-name="P39"><text:span text:style-name="T40">cd .. = volta um repositório</text:span></text:p>
        </text:list-item>
        <text:list-item>
          <text:p text:style-name="P41"><text:span text:style-name="T42">cls = limpar a tela do prompt de comando (Windows)</text:span></text:p>
        </text:list-item>
        <text:list-item>
          <text:p text:style-name="P43"><text:span text:style-name="T44">Ctrl + l = limpar tela (apenas git e Unix)</text:span></text:p>
        </text:list-item>
        <text:list-item>
          <text:p text:style-name="P45"><text:span text:style-name="T46">↑</text:span><text:span text:style-name="T47">(seta p/ cima) = histórico dos<text:s/></text:span><text:span text:style-name="T48">comandos usados</text:span></text:p>
        </text:list-item>
        <text:list-item>
          <text:p text:style-name="P49"><text:span text:style-name="T50">pwd = comando para mostrar o diretório completo</text:span></text:p>
        </text:list-item>
        <text:list-item>
          <text:p text:style-name="P51"><text:span text:style-name="T52">ls = lista o conteúdo</text:span></text:p>
        </text:list-item>
        <text:list-item>
          <text:p text:style-name="P53"><text:span text:style-name="T54">mv = mv “arquivo” ./”diretório”</text:span></text:p>
        </text:list-item>
      </text:list>
      <text:p text:style-name="P55"/>
      <text:p text:style-name="P56"/>
      <text:p text:style-name="P57"><text:span text:style-name="T58">Comandos gerais, terminal Unix/Git</text:span></text:p>
      <text:list text:style-name="LFO4" text:continue-numbering="true">
        <text:list-item>
          <text:p text:style-name="P59"><text:span text:style-name="T60">cd = navega nas pastas do disco</text:span></text:p>
        </text:list-item>
        <text:list-item>
          <text:p text:style-name="P61"><text:span text:style-name="T62">ls = lista todos os diretórios e arquivos disponíveis na pasta</text:span></text:p>
        </text:list-item>
        <text:list-item>
          <text:p text:style-name="P63"><text:span text:style-name="T64">ls -a<text:s/></text:span><text:span text:style-name="T65">= lista diretórios/arquivos ocultos na pasta</text:span></text:p>
        </text:list-item>
        <text:list-item>
          <text:p text:style-name="P66"><text:span text:style-name="T67">mkdir = cria novo diretório</text:span></text:p>
        </text:list-item>
        <text:list-item>
          <text:p text:style-name="P68"><text:span text:style-name="T69">rm -rf = apaga e remove, diretórios e arquivos. Ex: "rm -rf workspace/"</text:span></text:p>
        </text:list-item>
        <text:list-item>
          <text:p text:style-name="P70"><text:span text:style-name="T71">echo = retornar uma frase. Ex: echo Hello</text:span></text:p>
        </text:list-item>
        <text:list-item>
          <text:p text:style-name="P72"><text:span text:style-name="T73">echo &gt; = redirecionador de fluxo. Vai pegar o que foi escrito pelo ec</text:span><text:span text:style-name="T74">ho e enviar para algum arquivo específico. Se não existir, ele irá criar um. Ex: echo Hello &gt; hello.txt</text:span></text:p>
        </text:list-item>
        <text:list-item>
          <text:p text:style-name="P75"><text:span text:style-name="T76">cd .. = volta um repositório</text:span></text:p>
        </text:list-item>
        <text:list-item>
          <text:p text:style-name="P77"><text:span text:style-name="T78">clear = limpar a tela do prompt de comando (unix)</text:span></text:p>
        </text:list-item>
      </text:list>
      <text:p text:style-name="P79"/>
      <text:p text:style-name="P80"><draw:frame draw:z-index="251658240" draw:id="id1" draw:style-name="a1" draw:name="Picture 2" text:anchor-type="as-char" svg:x="0in" svg:y="0in" svg:width="2.29167in" svg:height="0.9583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81"/>
      <text:p text:style-name="P82"><text:span text:style-name="T83">Comandos Git</text:span></text:p>
      <text:list text:style-name="LFO5" text:continue-numbering="true">
        <text:list-item>
          <text:p text:style-name="P84"><text:span text:style-name="T85">git init<text:s/></text:span><text:span text:style-name="T86">= inicializa um<text:s/></text:span><text:span text:style-name="T87">repositório Git / cria um diretório oculto dentro daquela pasta ".git"</text:span></text:p>
        </text:list-item>
        <text:list-item>
          <text:p text:style-name="P88"><text:span text:style-name="T89">git add *<text:s/></text:span><text:span text:style-name="T90">ou<text:s/></text:span><text:span text:style-name="T91">-A</text:span><text:span text:style-name="T92"><text:s/>ou<text:s/></text:span><text:span text:style-name="T93">.</text:span><text:span text:style-name="T94"><text:s/>= adiciona arquivos/pastas no controle de versão.<text:s/></text:span><text:span text:style-name="T95">Move</text:span><text:span text:style-name="T96"><text:s/></text:span><text:span text:style-name="T97">o</text:span><text:span text:style-name="T98"><text:s/></text:span><text:span text:style-name="T99">arquivo</text:span><text:span text:style-name="T100"><text:s/></text:span><text:span text:style-name="T101">untracked</text:span><text:span text:style-name="T102"><text:s/></text:span><text:span text:style-name="T103">e</text:span><text:span text:style-name="T104"><text:s/></text:span><text:span text:style-name="T105">o</text:span><text:span text:style-name="T106"><text:s/></text:span><text:span text:style-name="T107">modified</text:span><text:span text:style-name="T108"><text:s/></text:span><text:span text:style-name="T109">direto</text:span><text:span text:style-name="T110"><text:s/></text:span><text:span text:style-name="T111">para</text:span><text:span text:style-name="T112"><text:s/></text:span><text:span text:style-name="T113">o</text:span><text:span text:style-name="T114"><text:s/></text:span><text:span text:style-name="T115">staged /<text:s/></text:span><text:span text:style-name="T116">transforma o arquivo untracked e modified para stage<text:s/></text:span><text:span text:style-name="T117">area</text:span></text:p>
        </text:list-item>
        <text:list-item>
          <text:p text:style-name="P118"><text:span text:style-name="T119">git commit -m “msg”</text:span><text:span text:style-name="T120"><text:s/>= coloca mensagem coerente para realizar o commit. Reunimos todos os arquivos que estavam em<text:s/></text:span><text:span text:style-name="T121">staged</text:span><text:span text:style-name="T122">, criamos uma mensagem para dar significância a eles e cria-se o objeto<text:s/></text:span><text:span text:style-name="T123">commit</text:span></text:p>
        </text:list-item>
        <text:list-item>
          <text:p text:style-name="P124"><text:span text:style-name="T125">git status</text:span><text:span text:style-name="T126"><text:s/>= verifica qual a situação do<text:s/></text:span><text:span text:style-name="T127">repositório local</text:span></text:p>
        </text:list-item>
        <text:list-item>
          <text:p text:style-name="P128"><text:span text:style-name="T129">git push origin main (</text:span><text:span text:style-name="T130">ou<text:s/></text:span><text:span text:style-name="T131">master)</text:span><text:span text:style-name="T132"><text:s/>= envia (empurra) todos os "commits"(arquivos) criados localmente para o servidor/nuvem (GitHub)</text:span></text:p>
        </text:list-item>
        <text:list-item>
          <text:p text:style-name="P133"><text:span text:style-name="T134">git pull origin main (</text:span><text:span text:style-name="T135">ou</text:span><text:span text:style-name="T136"><text:s/>master)<text:s/></text:span><text:span text:style-name="T137">= traz (puxa) os arquivos do servidor/nuvem (GitHub) para nossa máquina</text:span></text:p>
        </text:list-item>
        <text:list-item>
          <text:p text:style-name="P138"><text:span text:style-name="T139">git</text:span><text:span text:style-name="T140"><text:s/>add nomeArquivo</text:span><text:span text:style-name="T141"><text:s/>= adiciona um arquivo no diretório</text:span></text:p>
        </text:list-item>
        <text:list-item>
          <text:p text:style-name="P142"><text:span text:style-name="T143">git config –</text:span><text:span text:style-name="T144">-</text:span><text:span text:style-name="T145">list<text:s/></text:span><text:span text:style-name="T146">= traz a lista de todas as configurações do git, como username e e-mail</text:span></text:p>
        </text:list-item>
        <text:list-item>
          <text:p text:style-name="P147"><text:span text:style-name="T148">git config –unset user.email<text:s/></text:span><text:span text:style-name="T149">= desvincula o e-mail vinculado ao git</text:span></text:p>
        </text:list-item>
        <text:list-item>
          <text:p text:style-name="P150"><text:span text:style-name="T151">git config –unset user.name<text:s/></text:span><text:span text:style-name="T152">= desvincula o user</text:span><text:span text:style-name="T153">name vinculado ao git</text:span></text:p>
        </text:list-item>
        <text:list-item>
          <text:p text:style-name="P154"><text:span text:style-name="T155">git config user.email “email@usuario”<text:s/></text:span><text:span text:style-name="T156">= vincular um novo e-mail</text:span></text:p>
        </text:list-item>
        <text:list-item>
          <text:p text:style-name="P157"><text:span text:style-name="T158">git config --global user.email “email@usuario”<text:s/></text:span><text:span text:style-name="T159">= vincula um novo e-mail</text:span></text:p>
        </text:list-item>
        <text:list-item>
          <text:p text:style-name="P160"><text:span text:style-name="T161">git config --global user.name “nomeusuario”<text:s/></text:span><text:span text:style-name="T162">= vincula um novo nome de usuário</text:span></text:p>
        </text:list-item>
        <text:list-item>
          <text:p text:style-name="P163"><text:span text:style-name="T164">git remote -v<text:s/></text:span><text:span text:style-name="T165">= apon</text:span><text:span text:style-name="T166">ta o link do diretório remoto</text:span></text:p>
        </text:list-item>
        <text:list-item>
          <text:p text:style-name="P167"><text:span text:style-name="T168">git clone “link repositório no github” =<text:s/></text:span><text:span text:style-name="T169">“clona” o repositório do github para o seu git</text:span><text:span text:style-name="T170"><text:tab/></text:span></text:p>
        </text:list-item>
      </text:list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2in" text:min-label-width="0.25in" text:list-level-position-and-space-mode="label-alignment">
          <style:list-level-label-alignment text:label-followed-by="listtab" fo:margin-left="0.50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rnauba Moreira Engenharia</dc:creator>
    <meta:creation-date>2022-07-01T20:08:00Z</meta:creation-date>
    <dc:date>2022-07-01T20:24:00Z</dc:date>
    <meta:template xlink:href="Normal.dotm" xlink:type="simple"/>
    <meta:editing-cycles>3</meta:editing-cycles>
    <meta:editing-duration>PT240S</meta:editing-duration>
    <meta:document-statistic meta:page-count="3" meta:paragraph-count="6" meta:word-count="527" meta:character-count="3371" meta:row-count="23" meta:non-whitespace-character-count="2850"/>
  </office:meta>
</office:document-meta>
</file>